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T1"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 style:family="text">
      <style:text-properties fo:font-variant="normal" fo:text-transform="none" style:use-window-font-color="true" style:font-name="Times New Roman" fo:font-size="12pt" fo:letter-spacing="normal" fo:font-style="italic" fo:font-weight="normal" style:font-size-asian="12pt" style:font-size-complex="12pt"/>
    </style:style>
    <style:style style:name="T3" style:family="text">
      <style:text-properties fo:language="en" fo:country="US"/>
    </style:style>
    <style:style style:name="T4" style:family="text">
      <style:text-properties style:use-window-font-color="true" fo:language="en" fo:country="US"/>
    </style:style>
    <style:style style:name="T5" style:family="text">
      <style:text-properties style:use-window-font-color="true" style:font-name="Times New Roman" fo:font-size="12pt" fo:language="en" fo:country="US" style:font-size-asian="12pt" style:font-size-complex="12pt"/>
    </style:style>
    <style:style style:name="T6" style:family="text">
      <style:text-properties style:use-window-font-color="true"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bert Ritchie</text:p>
      <text:p text:style-name="P1">10 March 2016</text:p>
      <text:p text:style-name="P2">Read Look Reflect 3</text:p>
      <text:p text:style-name="P1"><text:tab/>Velaquez fought fervently for his work to be recognized as something other than the base labor which it was seen as. In my opinion, this is what separates him from the other artists before him who viewed art as more than labor. While they shared similar viewpoints, Velaquez fought aggressively for them, perhaps for his own ambition.</text:p>
      <text:p text:style-name="P1"><text:tab/>The first issue that must be addressed in this comparison is Velaquez's motivation for the effort he put in. Did he do it because he wants art in general to be viewed more favorably, or because of his own personal ambitions? The first thing to note is that the fact that Velaquez was a painter did directly interfere with his ambition to become a knight, which is strong evidence suggesting that he was personally motivated. However, it is also important to ask why Velaquez wanted to become a knight. As the king's main painter, as well as other positions in the court, Velaquez was financially situated very well, so all he had to gain from knighthood was honor. This honor which he felt he deserved was inhibited by his profession, as such I believe that Velaquez sought to change artists' places in the world through his efforts. Titian and Reubens were given knighthood for other reasons, but Velaquez wanted their notoriety in their artwork to be enough to be recognized for.</text:p>
      <text:p text:style-name="Standard"><text:span text:style-name="T3"><text:tab/>Now, let's look at Velaquez's “Las Meninas“ in comparison to Jan van Eyck's “Giovanni Arnolfini and his Wife.” Like van Eyck, Velaqeuz uses a mirror in order to create a sense of credibility in his painting. The Ar</text:span><text:span text:style-name="T4">nolfini portrait has a convex mirror in which you can see van Eyck painting the portrait, and above the mirror conspicuously written on the w</text:span><text:span text:style-name="T5">all is </text:span><text:span text:style-name="T1">"</text:span><text:span text:style-name="T2">Johannes de eyck fuit hic 1434</text:span><text:span text:style-name="T1">"</text:span><text:span text:style-name="T6"> (Jan van Eyck was here 1434). Some people suggest that this was because the portrait served as proof of the wedding between Giovanni and his wife, so van Eyck's signature in the painting acts as a form of notarization. Velaquez uses the mirror in a different manner in “Las Meninas.” Instead of using the mirror to assert that he was at the scene, he places himself directly in </text:span><text:soft-page-break/><text:span text:style-name="T6">the painting and instead puts the king and queen in the mirror. Unlike van Eyck, who used his credibility to create the painting, Velaquez created the painting to improve his credibility. Brown suggests that he was trying to remind people of his close connection to the royal family by putting them in such a casual setting with him. In stark contrast to van Eyck, Velaquez is trying to achieve a sense of nobility from his painting. This may be because, despite his achievements in his artwork, he is very unsatisfied with his position. He may have felt that even though his skill level matched that of the other artists who were knighted, he still had not received the same level of recognition that they had.</text:span></text:p>
      <text:p text:style-name="Standard"><text:span text:style-name="T6"><text:tab/>The next step would be to look at the effect that Velaquez had because of his efforts. In comparison to van Eyck, Velaquez was much more groundbreaking. While van Eyck's use of his artwork as a form of notarization was not something that had been seen often before, it did not have a huge impact in the art world. It was generally accepted, and not very often repeated. Velaquez, on the other hand, was very actively trying to change the way that things were. He worked mainly not towards creating finer art, like the artists of the earlier Renaissance, but rather to change how art itself and artists were viewed. This potential shift in social standings was very impactful in artists' lives. Previous Renaissance artists were more concerned with their artwork and what it meant than their position in the world. Early in the Renaissance, artists were mainly trying to express narrative biblical stories, later they were more concerned with making art as realistic or idealistic as possible. Jan van Eyck for example attempted to bring a new meaning to his work in the Arnolfini portrait. Velaquez was not as concerned with this. In fact, he went to great lengths to achieve his goal outside of his artwork. According to Brown, he was moving through the ranks of the royal house slowly, and at one point even held four separate positions. His efforts to change the position of artist went far beyond what he did in his art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6-03-08T16:14:02.53</meta:creation-date>
    <dc:date>2016-03-09T18:37:54.79</dc:date>
    <dc:creator>Robert Ritchie</dc:creator>
    <meta:editing-duration>PT1H16M30S</meta:editing-duration>
    <meta:editing-cycles>2</meta:editing-cycles>
    <meta:generator>OpenOffice/4.1.1$Win32 OpenOffice.org_project/411m6$Build-9775</meta:generator>
    <meta:document-statistic meta:table-count="0" meta:image-count="0" meta:object-count="0" meta:page-count="2" meta:paragraph-count="7" meta:word-count="747" meta:character-count="4277"/>
  </office:meta>
</office:document-meta>
</file>